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1" svg:font-family="Helvetica, Arial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4.4874in"/>
    </style:style>
    <style:style style:name="co3" style:family="table-column">
      <style:table-column-properties fo:break-before="auto" style:column-width="4.51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3.2154in" fo:break-before="auto" style:use-optimal-row-height="true"/>
    </style:style>
    <style:style style:name="ro3" style:family="table-row">
      <style:table-row-properties style:row-height="3.4398in" fo:break-before="auto" style:use-optimal-row-height="true"/>
    </style:style>
    <style:style style:name="ro4" style:family="table-row">
      <style:table-row-properties style:row-height="3.3972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ackground-color="#999999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346in solid #000000" fo:background-color="#999999" fo:border-left="0.0346in solid #000000" fo:border-right="none" fo:border-top="none" style:vertical-align="middle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9999" style:vertical-align="middle"/>
      <style:text-properties style:font-name="Helvetic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346in solid #000000" fo:background-color="#999999" style:text-align-source="fix" style:repeat-content="false" fo:border-left="0.0138in solid #000000" fo:border-right="none" fo:border-top="0.0346in solid #000000"/>
      <style:paragraph-properties fo:text-align="center"/>
      <style:text-properties style:use-window-font-color="true" style:text-outline="false" style:text-line-through-style="none" style:font-name="Helvetica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6666" fo:border="0.0138in solid #000000" style:vertical-align="top"/>
      <style:text-properties style:use-window-font-color="true" style:text-outline="false" style:text-line-through-style="none" style:font-name="Helvetic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6666" fo:border="0.0138in solid #000000" style:vertical-align="top"/>
      <style:text-properties style:use-window-font-color="true" style:text-outline="false" style:text-line-through-style="none" fo:text-shadow="none" style:text-underline-style="none" style:text-underline-mode="continuous" style:text-overline-mode="continuous" style:text-line-through-mode="continuous" style:font-name-asian="Arial Unicode M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order-bottom="0.0346in solid #000000" fo:background-color="#999999" style:text-align-source="fix" style:repeat-content="false" fo:border-left="0.0138in solid #000000" fo:border-right="0.0346in solid #000000" fo:border-top="0.0346in solid #000000"/>
      <style:paragraph-properties fo:text-align="center"/>
      <style:text-properties style:use-window-font-color="true" style:text-outline="false" style:text-line-through-style="none" style:font-name="Helvetica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9999"/>
      <style:text-properties fo:font-size="12pt" style:font-size-asian="12pt" style:font-size-complex="12pt"/>
    </style:style>
    <style:style style:name="T1" style:family="text">
      <style:text-properties style:font-name="Helvetica1" fo:font-size="10pt" fo:language="en" fo:country="US" fo:font-style="normal" fo:font-weight="normal" style:language-asian="en" style:country-asian="US" style:font-name-complex="Helvetica1" style:font-size-complex="5.69999980926514pt"/>
    </style:style>
    <style:style style:name="T2" style:family="text">
      <style:text-properties fo:color="#ffff00"/>
    </style:style>
    <style:style style:name="T3" style:family="text">
      <style:text-properties fo:color="#ff00ff"/>
    </style:style>
    <style:style style:name="T4" style:family="text">
      <style:text-properties fo:color="#ff00ff" style:font-name="Helvetica1" fo:font-size="10pt" fo:language="en" fo:country="US" fo:font-style="normal" fo:font-weight="normal" style:language-asian="en" style:country-asian="US" style:font-name-complex="Helvetica1" style:font-size-complex="5.69999980926514pt"/>
    </style:style>
    <style:style style:name="T5" style:family="text">
      <style:text-properties fo:color="#ffff00" style:font-name="Helvetica1" fo:font-size="10pt" fo:language="en" fo:country="US" fo:font-style="normal" fo:font-weight="normal" style:language-asian="en" style:country-asian="US" style:font-size-complex="6.80000019073486pt"/>
    </style:style>
    <style:style style:name="T6" style:family="text">
      <style:text-properties fo:color="#000000" style:font-name="Helvetica1" fo:font-size="10pt" fo:language="en" fo:country="US" fo:font-style="normal" fo:font-weight="normal" style:language-asian="en" style:country-asian="US" style:font-size-complex="6.80000019073486pt"/>
    </style:style>
    <style:style style:name="T7" style:family="text">
      <style:text-properties style:font-name="Helvetica1" fo:font-size="10pt" fo:language="en" fo:country="US" fo:font-style="normal" fo:font-weight="normal" style:language-asian="en" style:country-asian="US" style:font-size-complex="6.80000019073486pt"/>
    </style:style>
    <style:style style:name="T8" style:family="text">
      <style:text-properties fo:color="#ffff00" style:font-name="Helvetica1" fo:font-size="10pt" fo:language="en" fo:country="US" fo:font-style="normal" fo:font-weight="normal" style:language-asian="en" style:country-asian="US" style:font-name-complex="Helvetica1" style:font-size-complex="5.69999980926514pt"/>
    </style:style>
    <style:style style:name="T9" style:family="text">
      <style:text-properties fo:color="#ff950e"/>
    </style:style>
    <style:style style:name="T10" style:family="text">
      <style:text-properties fo:color="#ff950e" style:font-name="Helvetica1" fo:font-size="10pt" fo:language="en" fo:country="US" fo:font-style="normal" fo:font-weight="normal" style:language-asian="en" style:country-asian="US" style:font-name-complex="Helvetica1" style:font-size-complex="5.69999980926514pt"/>
    </style:style>
    <style:style style:name="T11" style:family="text">
      <style:text-properties fo:color="#ffffff" style:font-name="Helvetica1" fo:font-size="10pt" fo:language="en" fo:country="US" fo:font-style="normal" fo:font-weight="normal" style:language-asian="en" style:country-asian="US" style:font-size-complex="6.80000019073486pt"/>
    </style:style>
    <style:style style:name="T12" style:family="text">
      <style:text-properties fo:color="#ff950e" style:font-name="Helvetica1" fo:font-size="10pt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System Mass</text:p>
          </table:table-cell>
          <table:table-cell table:style-name="ce4" office:value-type="string">
            <text:p>.start files</text:p>
          </table:table-cell>
          <table:table-cell table:style-name="ce8" office:value-type="string">
            <text:p>.inp files</text:p>
          </table:table-cell>
          <table:table-cell table:style-name="ce9" table:number-columns-repeated="1021"/>
        </table:table-row>
        <table:table-row table:style-name="ro2">
          <table:table-cell table:style-name="ce2" office:value-type="string">
            <text:p/>
            <text:p/>
            <text:p/>
            <text:p/>
            <text:p/>
            <text:p/>
            <text:p/>
            <text:p/>
            <text:p/>
            <text:p>1 Msun</text:p>
          </table:table-cell>
          <table:table-cell table:style-name="ce5" office:value-type="string">
            <text:p>******** <text:span text:style-name="T1">pmsstar.start</text:span> (v3.6) *****************************************</text:p>
            <text:p><text:span text:style-name="T2">STARTING MODEL : 1 polyout</text:span></text:p>
            <text:p><text:span text:style-name="T3">BINARY OUTPUT FILE: 2 </text:span><text:span text:style-name="T4">pmsstar1.mod</text:span></text:p>
            <text:p><text:span text:style-name="T5">MODA= 0 NMOD= 100 NRIT= 50</text:span><text:span text:style-name="T6"> ITMN= 2</text:span><text:span text:style-name="T5"> ITMX= 200</text:span></text:p>
            <text:p>JADD= 0 JSUB= 0 NATM= 10</text:p>
            <text:p><text:span text:style-name="T5">Atmx= 2.00E+05 Atmn= 1.00E+04 dTAX= 1.00E-05</text:span><text:span text:style-name="T7"> L/H = 2.00E-00</text:span></text:p>
            <text:p><text:span text:style-name="T5">dLmx= 1.00E-01</text:span><text:span text:style-name="T7"> dLmn= 1.00E-03 </text:span><text:span text:style-name="T5">dXmx= 5.00E-02</text:span><text:span text:style-name="T7"> dXmn= 1.00E-02</text:span></text:p>
            <text:p><text:span text:style-name="T5">dPmx= 5.00E-02 dPmn= 1.00E-03</text:span><text:span text:style-name="T7"> Crad= 1.00E-00 </text:span><text:span text:style-name="T5">Cwrk= 0.00E+00</text:span></text:p>
            <text:p><text:span text:style-name="T5">dZmx= 5.00E-03</text:span><text:span text:style-name="T7"> dZmn= 1.00E-06</text:span><text:span text:style-name="T5"> dZdt= 5.00E-00</text:span></text:p>
            <text:p><text:span text:style-name="T2">epsP= 1.00E-04 epsR= 1.00E-04 epsL= 5.00E-04 epsT= 1.00E-04 </text:span></text:p>
            <text:p>SMIN= 1.00E-05 1.00E-05 <text:span text:style-name="T8">1.00E+10</text:span><text:span text:style-name="T1"> </text:span>1.00E-05</text:p>
            <text:p><text:span text:style-name="T5">SMAX= 0.060000 0.060000</text:span><text:span text:style-name="T5"> 0.500000</text:span><text:span text:style-name="T5"> 0.060000</text:span></text:p>
            <text:p><text:span text:style-name="T5">dTIM= 1.00E+11</text:span><text:span text:style-name="T7"> FACT= 1.00E+00</text:span><text:span text:style-name="T5"> dTMN= 2.00E+08 dTMX= 1.00E+12</text:span></text:p>
            <text:p>CHMN= 0.030000 <text:span text:style-name="T5">CHMX= 0.060000</text:span> XX = 0.710000 YY = 0.272930</text:p>
            <text:p>7.10E-01 <text:span text:style-name="T5">-4.00E-05</text:span> 3.40E-03 2.72E-05</text:p>
            <text:p>5.02E-04 4.53E-05 5.53E-04 3.84E-04</text:p>
            <text:p>3.32E-06 5.69E-05 9.39E-04 1.26E-03</text:p>
            <text:p>8.25E-03 1.65E-03</text:p>
            <text:p>* Time Mass Flux</text:p>
            <text:p>0.00 0.00</text:p>
            <text:p>1.00E34 0.00</text:p>
            <text:p>1.00E37 0.00</text:p>
          </table:table-cell>
          <table:table-cell table:style-name="ce6" office:value-type="string">
            <text:p>******* <text:span text:style-name="T1">pmsstar.inp</text:span> (v3.6) *****************************************</text:p>
            <text:p><text:span text:style-name="T2">STARTING MODEL : 2 pmsstar1.mod</text:span></text:p>
            <text:p><text:span text:style-name="T9">BINARY OUTPUT FILE: 2 </text:span><text:span text:style-name="T10">pmsstar1.mod</text:span></text:p>
            <text:p><text:span text:style-name="T5">MODA= -10 NMOD= 500 NRIT= 250</text:span><text:span text:style-name="T11"> </text:span><text:span text:style-name="T6">ITMN= 2</text:span><text:span text:style-name="T11"> </text:span><text:span text:style-name="T5">ITMX= 80</text:span></text:p>
            <text:p>JADD= 0 JSUB= 0 NATM= 10</text:p>
            <text:p><text:span text:style-name="T12">Atmx= 1.15E+05</text:span><text:span text:style-name="T5"> Atmn= 5.00E+03 dTAX= 1.00E-06</text:span><text:span text:style-name="T7"> L/H = 2.00E-00</text:span></text:p>
            <text:p><text:span text:style-name="T12">dLmx= 3.90E-03</text:span><text:span text:style-name="T7"> dLmn= 1.00E-03 </text:span><text:span text:style-name="T5">dXmx= 4.00E-02</text:span><text:span text:style-name="T7"> dXmn= 1.00E-02</text:span></text:p>
            <text:p><text:span text:style-name="T12">dPmx= 4.00E-02</text:span><text:span text:style-name="T5"> dPmn= 5.00E-03</text:span><text:span text:style-name="T7"> Crad= 1.00E-00 </text:span><text:span text:style-name="T5">Cwrk= 1.00E+00</text:span></text:p>
            <text:p><text:span text:style-name="T12">dZmx= 4.00E-03</text:span><text:span text:style-name="T7"> dZmn= 1.00E-06 </text:span><text:span text:style-name="T12">dZdt= 2.00E+01</text:span></text:p>
            <text:p><text:span text:style-name="T5">epsP= 1.00E-05 epsR= 1.00E-05 epsL= 1.00E-04 epsT= 1.00E-05 </text:span></text:p>
            <text:p>SMIN= 1.00E-05 1.00E-05 <text:span text:style-name="T5">2.00E+37</text:span><text:span text:style-name="T7"> </text:span>1.00E-05</text:p>
            <text:p><text:span text:style-name="T5">SMAX= 0.080000 0.080000 -2.00E+37</text:span><text:span text:style-name="T5"> 0.080000</text:span></text:p>
            <text:p><text:span text:style-name="T12">dTIM=-1.00E+09</text:span><text:span text:style-name="T5"> </text:span><text:span text:style-name="T7">FACT= 1.00E+00 </text:span><text:span text:style-name="T5">dTMN= 1.00E+07 </text:span><text:span text:style-name="T12">dTMX= 1.00E+15</text:span></text:p>
            <text:p>CHMN= 0.030000 <text:span text:style-name="T5">CHMX= 0.120000</text:span><text:span text:style-name="T7"> </text:span>XX = 0.710000 YY = 0.272930</text:p>
            <text:p>7.10E-01 <text:span text:style-name="T5">4.00E-05</text:span> 3.40E-03 2.72E-05</text:p>
            <text:p>5.02E-04 4.53E-05 5.53E-04 3.84E-04</text:p>
            <text:p>3.32E-06 5.69E-05 9.39E-04 1.26E-03</text:p>
            <text:p>8.25E-03 1.65E-03</text:p>
            <text:p>* TIME MFLX</text:p>
            <text:p>0.00 0.00</text:p>
            <text:p>1.00E37 0.0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/>
            <text:p/>
            <text:p/>
            <text:p/>
            <text:p/>
            <text:p/>
            <text:p/>
            <text:p/>
            <text:p/>
            <text:p>0.3 Msun</text:p>
          </table:table-cell>
          <table:table-cell table:style-name="ce6" office:value-type="string">
            <text:p>******** pmsstar03.start (v3.6) *****************************************</text:p>
            <text:p><text:span text:style-name="T2">STARTING MODEL : 1 polyout</text:span></text:p>
            <text:p><text:span text:style-name="T3">BINARY OUTPUT FILE: 2 </text:span><text:span text:style-name="T4">pmsstar03.mod</text:span></text:p>
            <text:p><text:span text:style-name="T5">MODA= 0 NMOD= 100 NRIT= 50</text:span><text:span text:style-name="T7"> ITMN= 2 </text:span><text:span text:style-name="T5">ITMX= 200</text:span></text:p>
            <text:p>JADD= 0 JSUB= 0 NATM= 10</text:p>
            <text:p><text:span text:style-name="T5">Atmx= 2.00E+05 Atmn= 1.00E+04 dTAX= 1.00E-05</text:span><text:span text:style-name="T7"> L/H = 2.00E-00</text:span></text:p>
            <text:p><text:span text:style-name="T5">dLmx= 1.00E-01</text:span><text:span text:style-name="T7"> dLmn= 1.00E-03 </text:span><text:span text:style-name="T5">dXmx= 5.00E-02</text:span><text:span text:style-name="T7"> dXmn= 1.00E-02</text:span></text:p>
            <text:p>dPmx= 5.00E-02 <text:span text:style-name="T5">dPmn= 1.00E-03</text:span> Crad= 1.00E-00 <text:span text:style-name="T5">Cwrk= 0.00E+00</text:span></text:p>
            <text:p>dZmx= 5.00E-03 dZmn= 1.00E-06 <text:span text:style-name="T5">dZdt= 5.00E-00</text:span></text:p>
            <text:p><text:span text:style-name="T5">epsP= 1.00E-04 epsR= 1.00E-04 epsL= 5.00E-04 epsT= 1.00E-04 </text:span></text:p>
            <text:p>SMIN= 1.00E-05 1.00E-05 <text:span text:style-name="T5">1.00E+10</text:span><text:span text:style-name="T7"> </text:span>1.00E-05</text:p>
            <text:p><text:span text:style-name="T2">SMAX= 0.060000 0.060000 0.500000 0.060000</text:span></text:p>
            <text:p><text:span text:style-name="T8">dTIM= 1.00E+11</text:span><text:span text:style-name="T1"> FACT= 1.00E+00 dTMN= 2.00E+08 dTMX= 1.00E+12</text:span></text:p>
            <text:p>CHMN= 0.030000 <text:span text:style-name="T5">CHMX= 0.060000</text:span> XX = 0.710000 YY = 0.272930</text:p>
            <text:p>7.10E-01 <text:span text:style-name="T5">-4.00E-05</text:span> 3.40E-03 2.72E-05</text:p>
            <text:p>5.02E-04 4.53E-05 5.53E-04 3.84E-04</text:p>
            <text:p>3.32E-06 5.69E-05 9.39E-04 1.26E-03</text:p>
            <text:p>8.25E-03 1.65E-03</text:p>
            <text:p>* Time Mass Flux</text:p>
            <text:p>0.00 0.00</text:p>
            <text:p>1.00E34 0.00</text:p>
            <text:p>1.00E37 0.00</text:p>
          </table:table-cell>
          <table:table-cell table:style-name="ce6" office:value-type="string">
            <text:p>******* pmsstar03.inp (v3.6) *****************************************</text:p>
            <text:p><text:span text:style-name="T2">STARTING MODEL : 2 pmsstar03.mod</text:span></text:p>
            <text:p><text:span text:style-name="T9">BINARY OUTPUT FILE: 2 </text:span><text:span text:style-name="T10">pmsstar03.mod</text:span></text:p>
            <text:p><text:span text:style-name="T5">MODA= -10 NMOD= 500 NRIT= 250</text:span><text:span text:style-name="T7"> ITMN= 2 </text:span><text:span text:style-name="T5">ITMX= 80</text:span></text:p>
            <text:p>JADD= 0 JSUB= 0 NATM= 10</text:p>
            <text:p><text:span text:style-name="T12">Atmx= 1.35E+05</text:span><text:span text:style-name="T5"> Atmn= 5.00E+03 dTAX= 1.00E-06</text:span><text:span text:style-name="T5"> L/H = 2.00E-00</text:span></text:p>
            <text:p><text:span text:style-name="T12">dLmx= 5.00E-03</text:span><text:span text:style-name="T5"> </text:span><text:span text:style-name="T7">dLmn= 1.00E-03</text:span><text:span text:style-name="T5"> dXmx= 4.00E-02</text:span><text:span text:style-name="T7"> dXmn= 1.00E-02</text:span></text:p>
            <text:p><text:span text:style-name="T12">dPmx= 5.00E-02</text:span><text:span text:style-name="T5"> </text:span><text:span text:style-name="T12">dPmn= 1.00E-02</text:span><text:span text:style-name="T7"> </text:span><text:span text:style-name="T7">Crad= 1.00E-00</text:span><text:span text:style-name="T5"> Cwrk= 1.00E+00</text:span></text:p>
            <text:p><text:span text:style-name="T12">dZmx= 5.00E-03</text:span><text:span text:style-name="T7"> dZmn= 1.00E-06</text:span><text:span text:style-name="T12"> dZdt= 1.00E+01</text:span></text:p>
            <text:p><text:span text:style-name="T5">epsP= 1.00E-05 epsR= 1.00E-05 epsL= 1.00E-04 epsT= 1.00E-05 </text:span></text:p>
            <text:p>SMIN= 1.00E-05 1.00E-05 <text:span text:style-name="T5">2.00E+37</text:span><text:span text:style-name="T7"> </text:span>1.00E-05</text:p>
            <text:p><text:span text:style-name="T2">SMAX= 0.080000 0.080000 -2.00E+37 0.080000</text:span></text:p>
            <text:p><text:span text:style-name="T10">dTIM=-1.00E+11</text:span><text:span text:style-name="T1"> </text:span><text:span text:style-name="T1">FACT= 1.00E+00 </text:span><text:span text:style-name="T8">dTMN= 1.00E+07 </text:span><text:span text:style-name="T10">dTMX= 5.00E+16</text:span></text:p>
            <text:p>CHMN= 0.030000 <text:span text:style-name="T5">CHMX= 0.120000</text:span> XX = 0.710000 YY = 0.272930</text:p>
            <text:p>7.10E-01 <text:span text:style-name="T5">4.00E-05</text:span><text:span text:style-name="T7"> </text:span>3.40E-03 2.72E-05</text:p>
            <text:p>5.02E-04 4.53E-05 5.53E-04 3.84E-04</text:p>
            <text:p>3.32E-06 5.69E-05 9.39E-04 1.26E-03</text:p>
            <text:p>8.25E-03 1.65E-03</text:p>
            <text:p>* TIME MFLX</text:p>
            <text:p>0.00 0.00</text:p>
            <text:p>1.00E37 0.00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/>
            <text:p/>
            <text:p/>
            <text:p/>
            <text:p>3 Msun</text:p>
          </table:table-cell>
          <table:table-cell table:style-name="ce6" office:value-type="string">
            <text:p>******** pmsstar3.start (v3.6) *****************************************</text:p>
            <text:p><text:span text:style-name="T2">STARTING MODEL : 1 polyout</text:span></text:p>
            <text:p><text:span text:style-name="T3">BINARY OUTPUT FILE: 2 </text:span><text:span text:style-name="T4">pmsstar3.mod</text:span></text:p>
            <text:p><text:span text:style-name="T5">MODA= 0 NMOD= 100</text:span><text:span text:style-name="T7"> NRIT= 50 ITMN= 2 </text:span><text:span text:style-name="T5">ITMX= 200</text:span></text:p>
            <text:p>JADD= 0 JSUB= 0 NATM= 10</text:p>
            <text:p><text:span text:style-name="T5">Atmx= 2.00E+05 Atmn= 1.00E+04 dTAX= 1.00E-05</text:span><text:span text:style-name="T7"> L/H = 2.00E-00</text:span></text:p>
            <text:p><text:span text:style-name="T5">dLmx= 1.00E-01</text:span><text:span text:style-name="T7"> dLmn= 1.00E-03 </text:span><text:span text:style-name="T5">dXmx= 5.00E-02</text:span><text:span text:style-name="T7"> dXmn= 1.00E-02</text:span></text:p>
            <text:p><text:span text:style-name="T5">dPmx= 5.00E-02 dPmn= 1.00E-03</text:span><text:span text:style-name="T7"> Crad= 1.00E-00 </text:span><text:span text:style-name="T5">Cwrk= 0.00E+00</text:span></text:p>
            <text:p><text:span text:style-name="T5">dZmx= 5.00E-03</text:span><text:span text:style-name="T7"> dZmn= 1.00E-06 dZdt= 5.00E-00</text:span></text:p>
            <text:p><text:span text:style-name="T5">epsP= 1.00E-04 epsR= 1.00E-04 epsL= 5.00E-04 epsT= 1.00E-04 </text:span></text:p>
            <text:p>SMIN= 1.00E-05 1.00E-05 <text:span text:style-name="T7">1.00E+10</text:span> 1.00E-05</text:p>
            <text:p><text:span text:style-name="T2">SMAX= 0.060000 0.060000 0.500000 0.060000</text:span></text:p>
            <text:p><text:span text:style-name="T8">dTIM= 1.00E+11</text:span><text:span text:style-name="T1"> FACT= 1.00E+00</text:span><text:span text:style-name="T8"> dTMN= 2.00E+08 dTMX= 1.00E+12</text:span></text:p>
            <text:p>CHMN= 0.030000<text:span text:style-name="T2"> </text:span><text:span text:style-name="T5">CHMX= 0.060000</text:span> XX = 0.710000 YY = 0.272930</text:p>
            <text:p>7.10E-01<text:span text:style-name="T2"> </text:span><text:span text:style-name="T5">-4.00E-05</text:span> 3.40E-03 2.72E-05</text:p>
            <text:p>5.02E-04 4.53E-05 5.53E-04 3.84E-04</text:p>
            <text:p>3.32E-06 5.69E-05 9.39E-04 1.26E-03</text:p>
            <text:p>8.25E-03 1.65E-03</text:p>
            <text:p>* Time Mass Flux</text:p>
            <text:p>0.00 0.00</text:p>
            <text:p>1.00E34 0.00</text:p>
            <text:p>1.00E37 0.00</text:p>
          </table:table-cell>
          <table:table-cell table:style-name="ce6" office:value-type="string">
            <text:p>******* pmsstar3.inp (v3.6) *****************************************</text:p>
            <text:p><text:span text:style-name="T2">STARTING MODEL : 2 pmsstar3.mod</text:span></text:p>
            <text:p><text:span text:style-name="T9">BINARY OUTPUT FIL</text:span><text:span text:style-name="T9">E: 2 </text:span><text:span text:style-name="T10">pmsstar3.mod</text:span></text:p>
            <text:p><text:span text:style-name="T12">MODA= 02 NMOD= -10 NRIT= 50</text:span><text:span text:style-name="T7"> ITMN= 2 </text:span><text:span text:style-name="T12">ITMX= 80</text:span></text:p>
            <text:p>JADD= 0 JSUB= 0 NATM= 10</text:p>
            <text:p><text:span text:style-name="T12">Atmx=</text:span><text:span text:style-name="T12"> 2.35E+05 Atmn= 5.00E+03 dTAX= 1.00E-06 L/H = 2.00E-00</text:span></text:p>
            <text:p><text:span text:style-name="T12">dLmx= 4.20E-03</text:span><text:span text:style-name="T7"> dLmn= 1.00E-03 dXmx= 4.00E-02</text:span><text:span text:style-name="T7"> dXmn= 1.00E-02</text:span></text:p>
            <text:p><text:span text:style-name="T12">dPmx= 4.20E-02</text:span><text:span text:style-name="T5"> dPmn= 1.00E-02</text:span><text:span text:style-name="T7"> Crad= 1.00E-00 </text:span><text:span text:style-name="T5">Cwrk= 1.00E+00</text:span></text:p>
            <text:p><text:span text:style-name="T12">dZmx= 4.00E-03</text:span><text:span text:style-name="T7"> </text:span><text:span text:style-name="T7">dZmn= 1.00E-06 </text:span><text:span text:style-name="T12">dZdt= 5.00E+00</text:span></text:p>
            <text:p><text:span text:style-name="T2">epsP= 1.00E-05 epsR= 1.00E-05 epsL= 1.00E-04 epsT= 1.00E-05 </text:span></text:p>
            <text:p>SMIN= 1.00E-05 1.00E-05 <text:span text:style-name="T8">2.00E+37</text:span> 1.00E-05</text:p>
            <text:p><text:span text:style-name="T2">SMAX= 0.080000 0.080000 -2.00E+37 0.080000</text:span></text:p>
            <text:p><text:span text:style-name="T10">dTIM= 1.00E+09</text:span><text:span text:style-name="T1"> FACT= 1.00E+00 </text:span><text:span text:style-name="T10">dTMN= 1.00E+09 dTMX= 3.00E+12</text:span></text:p>
            <text:p>CHMN= 0.030000 <text:span text:style-name="T12">CHMX= 0.100000</text:span> XX = 0.710000 YY = 0.272930</text:p>
            <text:p>7.10E-01 <text:span text:style-name="T5">4.00E-05</text:span> 3.40E-03 2.72E-05</text:p>
            <text:p>5.02E-04 4.53E-05 5.53E-04 3.84E-04</text:p>
            <text:p>3.32E-06 5.69E-05 9.39E-04 1.26E-03</text:p>
            <text:p>8.25E-03 1.65E-03</text:p>
            <text:p>* TIME MFLX</text:p>
            <text:p>0.00 0.00</text:p>
            <text:p>1.00E37 0.00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1" svg:font-family="Helvetica, Arial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16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el Ruhlen</meta:initial-creator>
    <meta:creation-date>2012-04-01T16:21:14</meta:creation-date>
    <dc:date>2012-04-03T16:29:40</dc:date>
    <dc:creator>Laurel Ruhlen</dc:creator>
    <meta:editing-duration>PT44M44S</meta:editing-duration>
    <meta:editing-cycles>6</meta:editing-cycles>
    <meta:generator>OpenOffice.org/3.3$Unix OpenOffice.org_project/330m20$Build-9567</meta:generator>
    <meta:printed-by>Laurel Ruhlen</meta:printed-by>
    <meta:print-date>2012-04-03T16:25:55</meta:print-date>
    <meta:document-statistic meta:table-count="3" meta:cell-count="12" meta:object-count="0"/>
  </office:meta>
</office:document-meta>
</file>